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mysterious man interaction wont' work whatsoever</text:p>
            </text:list-item>
          </text:list>
        </text:list-item>
        <text:list-item>
          <text:p text:style-name="P2">Kanedos</text:p>
          <text:list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The poor man keeps tryng to display text that doesn't exist, particularly on “oh bless your soul”</text:p>
            </text:list-item>
            <text:list-item>
              <text:p text:style-name="P3">Make it so you can skip the timeout in MILO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return is broke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  <text:list-item>
              <text:p text:style-name="P3">It breaks hardcore when you start a conversation with someone and lea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3T21:00:52.41</dc:date>
    <meta:editing-duration>P10DT12H57M53S</meta:editing-duration>
    <meta:editing-cycles>56</meta:editing-cycles>
    <meta:generator>OpenOffice/4.1.1$Win32 OpenOffice.org_project/411m6$Build-9775</meta:generator>
    <meta:document-statistic meta:table-count="0" meta:image-count="0" meta:object-count="0" meta:page-count="1" meta:paragraph-count="29" meta:word-count="324" meta:character-count="1736"/>
  </office:meta>
</office:document-meta>
</file>